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2">
      <style:table-cell-properties fo:background-color="#ffff00" style:text-align-source="fix" style:repeat-content="false" fo:wrap-option="no-wrap" fo:border="0.74pt solid #000000" style:vertical-align="bottom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6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8-17" calcext:value-type="date">
            <text:p>17.08.2023</text:p>
          </table:table-cell>
          <table:table-cell table:style-name="ce12"/>
          <table:table-cell table:style-name="ce17" office:value-type="time" office:time-value="PT11H04M00S" calcext:value-type="time">
            <text:p>11:04:00</text:p>
          </table:table-cell>
          <table:table-cell table:style-name="ce17" office:value-type="time" office:time-value="PT11H14M00S" calcext:value-type="time">
            <text:p>11:14:00</text:p>
          </table:table-cell>
          <table:table-cell table:style-name="ce33" table:formula="of:=([.E2] - [.D2])*24" office:value-type="float" office:value="0.166666666666667" calcext:value-type="float">
            <text:p>0,17</text:p>
          </table:table-cell>
          <table:table-cell table:style-name="ce36" table:formula="of:=SUM([.F2:.F8])" office:value-type="float" office:value="5.53333333333334" calcext:value-type="float" table:number-columns-spanned="1" table:number-rows-spanned="7">
            <text:p>5,53</text:p>
          </table:table-cell>
          <table:table-cell table:style-name="ce37" table:formula="of:=SUM([.G2];[.G9];[.G11];[.G19];[.G23];[.G28];[.G32];[.G37];[.G41];[.G42];[.G45];[.G52];[.G56];[.G61];[.G72])/[.A72]" office:value-type="float" office:value="4.41333333331264" calcext:value-type="float" table:number-columns-spanned="1" table:number-rows-spanned="83">
            <text:p>4,41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1H44M00S" calcext:value-type="time">
            <text:p>11:44:00</text:p>
          </table:table-cell>
          <table:table-cell table:style-name="ce18" office:value-type="time" office:time-value="PT13H46M00S" calcext:value-type="time">
            <text:p>13:46:00</text:p>
          </table:table-cell>
          <table:table-cell table:style-name="ce32" table:formula="of:=([.E3] - [.D3])*24" office:value-type="float" office:value="2.03333333333333" calcext:value-type="float">
            <text:p>2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47M00S" calcext:value-type="time">
            <text:p>13:47:00</text:p>
          </table:table-cell>
          <table:table-cell table:style-name="ce18" office:value-type="time" office:time-value="PT14H00M00S" calcext:value-type="time">
            <text:p>14:00:00</text:p>
          </table:table-cell>
          <table:table-cell table:style-name="ce32" table:formula="of:=([.E4] - [.D4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1M00S" calcext:value-type="time">
            <text:p>14:01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2" table:formula="of:=([.E5] - [.D5])*24" office:value-type="float" office:value="0.533333333333334" calcext:value-type="float">
            <text:p>0,5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0M00S" calcext:value-type="time">
            <text:p>16:40:00</text:p>
          </table:table-cell>
          <table:table-cell table:style-name="ce18" office:value-type="time" office:time-value="PT17H24M00S" calcext:value-type="time">
            <text:p>17:24:00</text:p>
          </table:table-cell>
          <table:table-cell table:style-name="ce32" table:formula="of:=([.E6] - [.D6])*24" office:value-type="float" office:value="0.733333333333336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3M00S" calcext:value-type="time">
            <text:p>19:33:00</text:p>
          </table:table-cell>
          <table:table-cell table:style-name="ce19" office:value-type="time" office:time-value="PT20H06M00S" calcext:value-type="time">
            <text:p>20:06:00</text:p>
          </table:table-cell>
          <table:table-cell table:style-name="ce32" table:formula="of:=([.E7] - [.D7])*24" office:value-type="float" office:value="0.550000000000001" calcext:value-type="float">
            <text:p>0,5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2H16M00S" calcext:value-type="time">
            <text:p>22:16:00</text:p>
          </table:table-cell>
          <table:table-cell table:style-name="ce18" office:value-type="time" office:time-value="PT23H34M00S" calcext:value-type="time">
            <text:p>23:34:00</text:p>
          </table:table-cell>
          <table:table-cell table:style-name="ce32" table:formula="of:=([.E8] - [.D8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3-08-18" calcext:value-type="date">
            <text:p>18.08.2023</text:p>
          </table:table-cell>
          <table:table-cell table:style-name="ce12"/>
          <table:table-cell table:style-name="ce17" office:value-type="time" office:time-value="PT14H19M00S" calcext:value-type="time">
            <text:p>14:19:00</text:p>
          </table:table-cell>
          <table:table-cell table:style-name="ce17" office:value-type="time" office:time-value="PT15H11M00S" calcext:value-type="time">
            <text:p>15:11:00</text:p>
          </table:table-cell>
          <table:table-cell table:style-name="ce33" table:formula="of:=([.E9] - [.D9])*24" office:value-type="float" office:value="0.866666666666666" calcext:value-type="float">
            <text:p>0,87</text:p>
          </table:table-cell>
          <table:table-cell table:style-name="ce36" table:formula="of:=SUM([.F9:.F10])" office:value-type="float" office:value="10.2499999998525" calcext:value-type="float" table:number-columns-spanned="1" table:number-rows-spanned="2">
            <text:p>10,2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759H51M00.000000335S" calcext:value-type="time">
            <text:p>15:51:00</text:p>
          </table:table-cell>
          <table:table-cell table:style-name="ce19" office:value-type="time" office:time-value="PT1083769H14M00.000000224S" calcext:value-type="time">
            <text:p>01:14:00</text:p>
          </table:table-cell>
          <table:table-cell table:style-name="ce32" table:formula="of:=([.E10] - [.D10])*24" office:value-type="float" office:value="9.38333333318587" calcext:value-type="float">
            <text:p>9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date" office:date-value="2023-08-19" calcext:value-type="date">
            <text:p>19.08.2023</text:p>
          </table:table-cell>
          <table:table-cell table:style-name="ce12"/>
          <table:table-cell table:style-name="ce17" office:value-type="time" office:time-value="PT13H02M00S" calcext:value-type="time">
            <text:p>13:02:00</text:p>
          </table:table-cell>
          <table:table-cell table:style-name="ce17" office:value-type="time" office:time-value="PT13H07M00S" calcext:value-type="time">
            <text:p>13:07:00</text:p>
          </table:table-cell>
          <table:table-cell table:style-name="ce33" table:formula="of:=([.E11]-[.D11])*24" office:value-type="float" office:value="0.083333333333333" calcext:value-type="float">
            <text:p>0,08</text:p>
          </table:table-cell>
          <table:table-cell table:style-name="ce36" table:formula="of:=SUM([.F11:.F19])" office:value-type="float" office:value="6.70000000000001" calcext:value-type="float" table:number-columns-spanned="1" table:number-rows-spanned="8">
            <text:p>6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15M00S" calcext:value-type="time">
            <text:p>13:15:00</text:p>
          </table:table-cell>
          <table:table-cell table:style-name="ce18" office:value-type="time" office:time-value="PT13H38M00S" calcext:value-type="time">
            <text:p>13:38:00</text:p>
          </table:table-cell>
          <table:table-cell table:style-name="ce32" table:formula="of:=([.E12]-[.D12])*24" office:value-type="float" office:value="0.383333333333335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3H39M00S" calcext:value-type="time">
            <text:p>13:3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2" table:formula="of:=([.E13]-[.D13])*24" office:value-type="float" office:value="0.65" calcext:value-type="float">
            <text:p>0,6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12M00S" calcext:value-type="time">
            <text:p>16:12:00</text:p>
          </table:table-cell>
          <table:table-cell table:style-name="ce18" office:value-type="time" office:time-value="PT16H34M00S" calcext:value-type="time">
            <text:p>16:34:00</text:p>
          </table:table-cell>
          <table:table-cell table:style-name="ce32" table:formula="of:=([.E14]-[.D14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9M00S" calcext:value-type="time">
            <text:p>16:49:00</text:p>
          </table:table-cell>
          <table:table-cell table:style-name="ce19" office:value-type="time" office:time-value="PT16H58M00S" calcext:value-type="time">
            <text:p>16:58:00</text:p>
          </table:table-cell>
          <table:table-cell table:style-name="ce32" table:formula="of:=([.E15]-[.D15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13M00S" calcext:value-type="time">
            <text:p>18:13:00</text:p>
          </table:table-cell>
          <table:table-cell table:style-name="ce19" office:value-type="time" office:time-value="PT18H56M00S" calcext:value-type="time">
            <text:p>18:56:00</text:p>
          </table:table-cell>
          <table:table-cell table:style-name="ce32" table:formula="of:=([.E16]-[.D16])*24" office:value-type="float" office:value="0.716666666666667" calcext:value-type="float">
            <text:p>0,7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39M00S" calcext:value-type="time">
            <text:p>19:39:00</text:p>
          </table:table-cell>
          <table:table-cell table:style-name="ce19" office:value-type="time" office:time-value="PT21H09M00S" calcext:value-type="time">
            <text:p>21:09:00</text:p>
          </table:table-cell>
          <table:table-cell table:style-name="ce32" table:formula="of:=([.E17]-[.D17])*24" office:value-type="float" office:value="1.5" calcext:value-type="float">
            <text:p>1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5M00S" calcext:value-type="time">
            <text:p>22:05:00</text:p>
          </table:table-cell>
          <table:table-cell table:style-name="ce19" office:value-type="time" office:time-value="PT23H27M00S" calcext:value-type="time">
            <text:p>23:27:00</text:p>
          </table:table-cell>
          <table:table-cell table:style-name="ce32" table:formula="of:=([.E18]-[.D18])*24" office:value-type="float" office:value="1.36666666666667" calcext:value-type="float">
            <text:p>1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date" office:date-value="2023-08-20" calcext:value-type="date">
            <text:p>20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5H00M00S" calcext:value-type="time">
            <text:p>15:00:00</text:p>
          </table:table-cell>
          <table:table-cell table:style-name="ce33" table:formula="of:=([.E19]-[.D19])*24" office:value-type="float" office:value="1.48333333333333" calcext:value-type="float">
            <text:p>1,48</text:p>
          </table:table-cell>
          <table:table-cell table:style-name="ce36" table:formula="of:=SUM([.F19:.F22])" office:value-type="float" office:value="6.26666666654637" calcext:value-type="float" table:number-columns-spanned="1" table:number-rows-spanned="4">
            <text:p>6,2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5H40M00S" calcext:value-type="time">
            <text:p>15:40:00</text:p>
          </table:table-cell>
          <table:table-cell table:style-name="ce19" office:value-type="time" office:time-value="PT16H51M00S" calcext:value-type="time">
            <text:p>16:51:00</text:p>
          </table:table-cell>
          <table:table-cell table:style-name="ce34" table:formula="of:=([.E20]-[.D20])*24" office:value-type="float" office:value="1.18333333333333" calcext:value-type="float">
            <text:p>1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7M00S" calcext:value-type="time">
            <text:p>17:57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21]-[.D21])*24" office:value-type="float" office:value="1.33333333333333" calcext:value-type="float">
            <text:p>1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814H21M00.000000335S" calcext:value-type="time">
            <text:p>22:21:00</text:p>
          </table:table-cell>
          <table:table-cell table:style-name="ce19" office:value-type="time" office:time-value="PT1083816H37M00.000000112S" calcext:value-type="time">
            <text:p>00:37:00</text:p>
          </table:table-cell>
          <table:table-cell table:style-name="ce32" table:formula="of:=([.E22] - [.D22])*24" office:value-type="float" office:value="2.26666666654637" calcext:value-type="float">
            <text:p>2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date" office:date-value="2023-08-21" calcext:value-type="date">
            <text:p>21.08.2023</text:p>
          </table:table-cell>
          <table:table-cell table:style-name="ce12"/>
          <table:table-cell table:style-name="ce21" office:value-type="time" office:time-value="PT13H31M00S" calcext:value-type="time">
            <text:p>13:31:00</text:p>
          </table:table-cell>
          <table:table-cell table:style-name="ce21" office:value-type="time" office:time-value="PT14H17M00S" calcext:value-type="time">
            <text:p>14:17:00</text:p>
          </table:table-cell>
          <table:table-cell table:style-name="ce33" table:formula="of:=([.E23] - [.D23])*24" office:value-type="float" office:value="0.766666666666667" calcext:value-type="float">
            <text:p>0,77</text:p>
          </table:table-cell>
          <table:table-cell table:style-name="ce36" table:formula="of:=SUM([.F23:.F27])" office:value-type="float" office:value="2.68333333333333" calcext:value-type="float" table:number-columns-spanned="1" table:number-rows-spanned="5">
            <text:p>2,6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1M00S" calcext:value-type="time">
            <text:p>16:11:00</text:p>
          </table:table-cell>
          <table:table-cell table:style-name="ce19" office:value-type="time" office:time-value="PT16H31M00S" calcext:value-type="time">
            <text:p>16:31:00</text:p>
          </table:table-cell>
          <table:table-cell table:style-name="ce34" table:formula="of:=([.E24] - [.D24])*24" office:value-type="float" office:value="0.333333333333335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41M00S" calcext:value-type="time">
            <text:p>16:41:00</text:p>
          </table:table-cell>
          <table:table-cell table:style-name="ce19" office:value-type="time" office:time-value="PT17H30M00S" calcext:value-type="time">
            <text:p>17:30:00</text:p>
          </table:table-cell>
          <table:table-cell table:style-name="ce34" table:formula="of:=([.E25] - [.D25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29" office:value-type="time" office:time-value="PT17H37M00S" calcext:value-type="time">
            <text:p>17:37:00</text:p>
          </table:table-cell>
          <table:table-cell table:style-name="ce19" office:value-type="time" office:time-value="PT18H01M00S" calcext:value-type="time">
            <text:p>18:01:00</text:p>
          </table:table-cell>
          <table:table-cell table:style-name="ce34" table:formula="of:=([.E26] - [.D26])*24" office:value-type="float" office:value="0.399999999999999" calcext:value-type="float">
            <text:p>0,4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33M00S" calcext:value-type="time">
            <text:p>18:33:00</text:p>
          </table:table-cell>
          <table:table-cell table:style-name="ce29" office:value-type="time" office:time-value="PT18H55M00S" calcext:value-type="time">
            <text:p>18:55:00</text:p>
          </table:table-cell>
          <table:table-cell table:style-name="ce34" table:formula="of:=([.E27] - [.D27])*24" office:value-type="float" office:value="0.366666666666665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date" office:date-value="2023-08-22" calcext:value-type="date">
            <text:p>22.08.2023</text:p>
          </table:table-cell>
          <table:table-cell table:style-name="ce12"/>
          <table:table-cell table:style-name="ce21" office:value-type="time" office:time-value="PT13H34M00S" calcext:value-type="time">
            <text:p>13:34:00</text:p>
          </table:table-cell>
          <table:table-cell table:style-name="ce21" office:value-type="time" office:time-value="PT15H24M00S" calcext:value-type="time">
            <text:p>15:24:00</text:p>
          </table:table-cell>
          <table:table-cell table:style-name="ce33" table:formula="of:=([.E28] - [.D28])*24" office:value-type="float" office:value="1.83333333333333" calcext:value-type="float">
            <text:p>1,83</text:p>
          </table:table-cell>
          <table:table-cell table:style-name="ce36" table:formula="of:=SUM([.F28:.F31])" office:value-type="float" office:value="5.28333333333334" calcext:value-type="float" table:number-columns-spanned="1" table:number-rows-spanned="4">
            <text:p>5,2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3M00S" calcext:value-type="time">
            <text:p>16:13:00</text:p>
          </table:table-cell>
          <table:table-cell table:style-name="ce19" office:value-type="time" office:time-value="PT19H15M00S" calcext:value-type="time">
            <text:p>19:15:00</text:p>
          </table:table-cell>
          <table:table-cell table:style-name="ce34" table:formula="of:=([.E29] - [.D29])*24" office:value-type="float" office:value="3.03333333333333" calcext:value-type="float">
            <text:p>3,0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07M00S" calcext:value-type="time">
            <text:p>22:07:00</text:p>
          </table:table-cell>
          <table:table-cell table:style-name="ce19" office:value-type="time" office:time-value="PT22H25M00S" calcext:value-type="time">
            <text:p>22:25:00</text:p>
          </table:table-cell>
          <table:table-cell table:style-name="ce34" table:formula="of:=([.E30] - [.D30])*24" office:value-type="float" office:value="0.300000000000002" calcext:value-type="float">
            <text:p>0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2H31M00S" calcext:value-type="time">
            <text:p>22:31:00</text:p>
          </table:table-cell>
          <table:table-cell table:style-name="ce19" office:value-type="time" office:time-value="PT22H38M00S" calcext:value-type="time">
            <text:p>22:38:00</text:p>
          </table:table-cell>
          <table:table-cell table:style-name="ce34" table:formula="of:=([.E31] - [.D31])*24" office:value-type="float" office:value="0.116666666666666" calcext:value-type="float">
            <text:p>0,1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date" office:date-value="2023-08-23" calcext:value-type="date">
            <text:p>23.08.2023</text:p>
          </table:table-cell>
          <table:table-cell table:style-name="ce12"/>
          <table:table-cell table:style-name="ce21" office:value-type="time" office:time-value="PT09H30M00S" calcext:value-type="time">
            <text:p>09:30:00</text:p>
          </table:table-cell>
          <table:table-cell table:style-name="ce21" office:value-type="time" office:time-value="PT09H57M00S" calcext:value-type="time">
            <text:p>09:57:00</text:p>
          </table:table-cell>
          <table:table-cell table:style-name="ce33" table:formula="of:=([.E32] - [.D32])*24" office:value-type="float" office:value="0.45" calcext:value-type="float">
            <text:p>0,45</text:p>
          </table:table-cell>
          <table:table-cell table:style-name="ce36" table:formula="of:=SUM([.F32:.F36])" office:value-type="float" office:value="7.23333333333334" calcext:value-type="float" table:number-columns-spanned="1" table:number-rows-spanned="5">
            <text:p>7,2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1H08M00S" calcext:value-type="time">
            <text:p>11:08:00</text:p>
          </table:table-cell>
          <table:table-cell table:style-name="ce19" office:value-type="time" office:time-value="PT12H14M00S" calcext:value-type="time">
            <text:p>12:14:00</text:p>
          </table:table-cell>
          <table:table-cell table:style-name="ce34" table:formula="of:=([.E33] - [.D33])*24" office:value-type="float" office:value="1.1" calcext:value-type="float">
            <text:p>1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3H05M00S" calcext:value-type="time">
            <text:p>13:05:00</text:p>
          </table:table-cell>
          <table:table-cell table:style-name="ce19" office:value-type="time" office:time-value="PT15H25M00S" calcext:value-type="time">
            <text:p>15:25:00</text:p>
          </table:table-cell>
          <table:table-cell table:style-name="ce34" table:formula="of:=([.E34] - [.D34])*24" office:value-type="float" office:value="2.33333333333334" calcext:value-type="float">
            <text:p>2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15M00S" calcext:value-type="time">
            <text:p>16:15:00</text:p>
          </table:table-cell>
          <table:table-cell table:style-name="ce19" office:value-type="time" office:time-value="PT16H45M00S" calcext:value-type="time">
            <text:p>16:45:00</text:p>
          </table:table-cell>
          <table:table-cell table:style-name="ce34" table:formula="of:=([.E35] - [.D35])*24" office:value-type="float" office:value="0.500000000000001" calcext:value-type="float">
            <text:p>0,5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7M00S" calcext:value-type="time">
            <text:p>20:57:00</text:p>
          </table:table-cell>
          <table:table-cell table:style-name="ce19" office:value-type="time" office:time-value="PT23H48M00S" calcext:value-type="time">
            <text:p>23:48:00</text:p>
          </table:table-cell>
          <table:table-cell table:style-name="ce34" table:formula="of:=([.E36] - [.D36])*24" office:value-type="float" office:value="2.85" calcext:value-type="float">
            <text:p>2,8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date" office:date-value="2023-08-24" calcext:value-type="date">
            <text:p>24.08.2023</text:p>
          </table:table-cell>
          <table:table-cell table:style-name="ce12"/>
          <table:table-cell table:style-name="ce21" office:value-type="time" office:time-value="PT15H02M00S" calcext:value-type="time">
            <text:p>15:02:00</text:p>
          </table:table-cell>
          <table:table-cell table:style-name="ce21" office:value-type="time" office:time-value="PT15H53M00S" calcext:value-type="time">
            <text:p>15:53:00</text:p>
          </table:table-cell>
          <table:table-cell table:style-name="ce33" table:formula="of:=([.E37] - [.D37])*24" office:value-type="float" office:value="0.85" calcext:value-type="float">
            <text:p>0,85</text:p>
          </table:table-cell>
          <table:table-cell table:style-name="ce36" table:formula="of:=SUM([.F37:.F40])" office:value-type="float" office:value="3.66666666670547" calcext:value-type="float" table:number-columns-spanned="1" table:number-rows-spanned="4">
            <text:p>3,67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8M00S" calcext:value-type="time">
            <text:p>16:58:00</text:p>
          </table:table-cell>
          <table:table-cell table:style-name="ce19" office:value-type="time" office:time-value="PT17H34M00S" calcext:value-type="time">
            <text:p>17:34:00</text:p>
          </table:table-cell>
          <table:table-cell table:style-name="ce34" table:formula="of:=([.E38] - [.D38])*24" office:value-type="float" office:value="0.600000000000003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8H54M00S" calcext:value-type="time">
            <text:p>18:54:00</text:p>
          </table:table-cell>
          <table:table-cell table:style-name="ce19" office:value-type="time" office:time-value="PT19H17M00S" calcext:value-type="time">
            <text:p>19:17:00</text:p>
          </table:table-cell>
          <table:table-cell table:style-name="ce34" table:formula="of:=([.E39] - [.D39])*24" office:value-type="float" office:value="0.383333333333332" calcext:value-type="float">
            <text:p>0,3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30" office:value-type="date" office:date-value="2023-08-24T23:18:00" calcext:value-type="date">
            <text:p>24.08.2023</text:p>
          </table:table-cell>
          <table:table-cell table:style-name="ce30" office:value-type="date" office:date-value="2023-08-25T01:08:00" calcext:value-type="date">
            <text:p>25.08.2023</text:p>
          </table:table-cell>
          <table:table-cell table:style-name="ce34" table:formula="of:=([.E40] - [.D40])*24" office:value-type="float" office:value="1.83333333337214" calcext:value-type="float">
            <text:p>1,8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date" office:date-value="2023-08-25" calcext:value-type="date">
            <text:p>25.08.2023</text:p>
          </table:table-cell>
          <table:table-cell table:style-name="ce12"/>
          <table:table-cell table:style-name="ce21" office:value-type="time" office:time-value="PT19H41M00S" calcext:value-type="time">
            <text:p>19:41:00</text:p>
          </table:table-cell>
          <table:table-cell table:style-name="ce21" office:value-type="time" office:time-value="PT20H13M00S" calcext:value-type="time">
            <text:p>20:13:00</text:p>
          </table:table-cell>
          <table:table-cell table:style-name="ce33" table:formula="of:=([.E41] - [.D41])*24" office:value-type="float" office:value="0.533333333333334" calcext:value-type="float">
            <text:p>0,53</text:p>
          </table:table-cell>
          <table:table-cell table:style-name="ce33" table:formula="of:=SUM([.F41])" office:value-type="float" office:value="0.533333333333334" calcext:value-type="float">
            <text:p>0,5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date" office:date-value="2023-08-26" calcext:value-type="date">
            <text:p>26.08.2023</text:p>
          </table:table-cell>
          <table:table-cell table:style-name="ce12"/>
          <table:table-cell table:style-name="ce21" office:value-type="time" office:time-value="PT15H00M00S" calcext:value-type="time">
            <text:p>15:00:00</text:p>
          </table:table-cell>
          <table:table-cell table:style-name="ce21" office:value-type="time" office:time-value="PT15H09M00S" calcext:value-type="time">
            <text:p>15:09:00</text:p>
          </table:table-cell>
          <table:table-cell table:style-name="ce33" table:formula="of:=([.E42] - [.D42])*24" office:value-type="float" office:value="0.149999999999999" calcext:value-type="float">
            <text:p>0,15</text:p>
          </table:table-cell>
          <table:table-cell table:style-name="ce36" table:formula="of:=SUM([.F42:.F44])" office:value-type="float" office:value="1.63333333333333" calcext:value-type="float" table:number-columns-spanned="1" table:number-rows-spanned="3">
            <text:p>1,63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12M00S" calcext:value-type="time">
            <text:p>19:12:00</text:p>
          </table:table-cell>
          <table:table-cell table:style-name="ce19" office:value-type="time" office:time-value="PT19H26M00S" calcext:value-type="time">
            <text:p>19:26:00</text:p>
          </table:table-cell>
          <table:table-cell table:style-name="ce34" table:formula="of:=([.E43] - [.D43])*24" office:value-type="float" office:value="0.233333333333335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20H54M00S" calcext:value-type="time">
            <text:p>20:54:00</text:p>
          </table:table-cell>
          <table:table-cell table:style-name="ce19" office:value-type="time" office:time-value="PT22H09M00S" calcext:value-type="time">
            <text:p>22:09:00</text:p>
          </table:table-cell>
          <table:table-cell table:style-name="ce34" table:formula="of:=([.E44] - [.D44])*24" office:value-type="float" office:value="1.25" calcext:value-type="float">
            <text:p>1,2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date" office:date-value="2023-08-27" calcext:value-type="date">
            <text:p>27.08.2023</text:p>
          </table:table-cell>
          <table:table-cell table:style-name="ce12"/>
          <table:table-cell table:style-name="ce21" office:value-type="time" office:time-value="PT00H50M00S" calcext:value-type="time">
            <text:p>00:50:00</text:p>
          </table:table-cell>
          <table:table-cell table:style-name="ce21" office:value-type="time" office:time-value="PT02H11M00S" calcext:value-type="time">
            <text:p>02:11:00</text:p>
          </table:table-cell>
          <table:table-cell table:style-name="ce33" table:formula="of:=([.E45] - [.D45])*24" office:value-type="float" office:value="1.35" calcext:value-type="float">
            <text:p>1,35</text:p>
          </table:table-cell>
          <table:table-cell table:style-name="ce36" table:formula="of:=SUM([.F45:.F51])" office:value-type="float" office:value="3.39999999984478" calcext:value-type="float" table:number-columns-spanned="1" table:number-rows-spanned="7">
            <text:p>3,4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4H12M00S" calcext:value-type="time">
            <text:p>14:12:00</text:p>
          </table:table-cell>
          <table:table-cell table:style-name="ce19" office:value-type="time" office:time-value="PT14H53M00S" calcext:value-type="time">
            <text:p>14:53:00</text:p>
          </table:table-cell>
          <table:table-cell table:style-name="ce34" table:formula="of:=([.E46] - [.D46])*24" office:value-type="float" office:value="0.683333333333334" calcext:value-type="float">
            <text:p>0,6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6H54M00S" calcext:value-type="time">
            <text:p>16:54:00</text:p>
          </table:table-cell>
          <table:table-cell table:style-name="ce19" office:value-type="time" office:time-value="PT17H05M00S" calcext:value-type="time">
            <text:p>17:05:00</text:p>
          </table:table-cell>
          <table:table-cell table:style-name="ce34" table:formula="of:=([.E47] - [.D47])*24" office:value-type="float" office:value="0.183333333333335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08M00S" calcext:value-type="time">
            <text:p>17:08:00</text:p>
          </table:table-cell>
          <table:table-cell table:style-name="ce19" office:value-type="time" office:time-value="PT17H24M00S" calcext:value-type="time">
            <text:p>17:24:00</text:p>
          </table:table-cell>
          <table:table-cell table:style-name="ce34" table:formula="of:=([.E48] - [.D48])*24" office:value-type="float" office:value="0.266666666666668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44M00S" calcext:value-type="time">
            <text:p>17:44:00</text:p>
          </table:table-cell>
          <table:table-cell table:style-name="ce19" office:value-type="time" office:time-value="PT17H53M00S" calcext:value-type="time">
            <text:p>17:53:00</text:p>
          </table:table-cell>
          <table:table-cell table:style-name="ce34" table:formula="of:=([.E49] - [.D49])*24" office:value-type="float" office:value="0.149999999999999" calcext:value-type="float">
            <text:p>0,1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54M00S" calcext:value-type="time">
            <text:p>17:54:00</text:p>
          </table:table-cell>
          <table:table-cell table:style-name="ce19" office:value-type="time" office:time-value="PT18H30M00S" calcext:value-type="time">
            <text:p>18:30:00</text:p>
          </table:table-cell>
          <table:table-cell table:style-name="ce34" table:formula="of:=([.E50] - [.D50])*24" office:value-type="float" office:value="0.600000000000001" calcext:value-type="float">
            <text:p>0,6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083983H59M00.000000224S" calcext:value-type="time">
            <text:p>23:59:00</text:p>
          </table:table-cell>
          <table:table-cell table:style-name="ce30" office:value-type="date" office:date-value="2023-08-28T00:09:00" calcext:value-type="date">
            <text:p>28.08.2023</text:p>
          </table:table-cell>
          <table:table-cell table:style-name="ce34" table:formula="of:=([.E51] - [.D51])*24" office:value-type="float" office:value="0.16666666651144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date" office:date-value="2023-08-28" calcext:value-type="date">
            <text:p>28.08.2023</text:p>
          </table:table-cell>
          <table:table-cell table:style-name="ce12"/>
          <table:table-cell table:style-name="ce21" office:value-type="time" office:time-value="PT12H37M00S" calcext:value-type="time">
            <text:p>12:37:00</text:p>
          </table:table-cell>
          <table:table-cell table:style-name="ce21" office:value-type="time" office:time-value="PT13H03M00S" calcext:value-type="time">
            <text:p>13:03:00</text:p>
          </table:table-cell>
          <table:table-cell table:style-name="ce33" table:formula="of:=([.E52] - [.D52])*24" office:value-type="float" office:value="0.433333333333332" calcext:value-type="float">
            <text:p>0,43</text:p>
          </table:table-cell>
          <table:table-cell table:style-name="ce36" table:formula="of:=SUM([.F52:.F55])" office:value-type="float" office:value="2.7" calcext:value-type="float" table:number-columns-spanned="1" table:number-rows-spanned="4">
            <text:p>2,70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7H28M00S" calcext:value-type="time">
            <text:p>17:28:00</text:p>
          </table:table-cell>
          <table:table-cell table:style-name="ce19" office:value-type="time" office:time-value="PT18H12M00S" calcext:value-type="time">
            <text:p>18:12:00</text:p>
          </table:table-cell>
          <table:table-cell table:style-name="ce34" table:formula="of:=([.E53] - [.D53])*24" office:value-type="float" office:value="0.733333333333331" calcext:value-type="float">
            <text:p>0,7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44M00S" calcext:value-type="time">
            <text:p>19:44:00</text:p>
          </table:table-cell>
          <table:table-cell table:style-name="ce19" office:value-type="time" office:time-value="PT19H58M00S" calcext:value-type="time">
            <text:p>19:58:00</text:p>
          </table:table-cell>
          <table:table-cell table:style-name="ce34" table:formula="of:=([.E54] - [.D54])*24" office:value-type="float" office:value="0.233333333333332" calcext:value-type="float">
            <text:p>0,2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office:value-type="time" office:time-value="PT19H59M00S" calcext:value-type="time">
            <text:p>19:59:00</text:p>
          </table:table-cell>
          <table:table-cell table:style-name="ce19" office:value-type="time" office:time-value="PT21H17M00S" calcext:value-type="time">
            <text:p>21:17:00</text:p>
          </table:table-cell>
          <table:table-cell table:style-name="ce34" table:formula="of:=([.E55] - [.D55])*24" office:value-type="float" office:value="1.3" calcext:value-type="float">
            <text:p>1,3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office:value-type="date" office:date-value="2023-08-29" calcext:value-type="date">
            <text:p>29.08.2023</text:p>
          </table:table-cell>
          <table:table-cell table:style-name="ce12"/>
          <table:table-cell table:style-name="ce17" office:value-type="time" office:time-value="PT13H04M00S" calcext:value-type="time">
            <text:p>13:04:00</text:p>
          </table:table-cell>
          <table:table-cell table:style-name="ce17" office:value-type="time" office:time-value="PT13H38M00S" calcext:value-type="time">
            <text:p>13:38:00</text:p>
          </table:table-cell>
          <table:table-cell table:style-name="ce33" table:formula="of:=([.E56] - [.D56])*24" office:value-type="float" office:value="0.566666666666667" calcext:value-type="float">
            <text:p>0,57</text:p>
          </table:table-cell>
          <table:table-cell table:style-name="ce36" table:formula="of:=SUM([.F56:.F60])" office:value-type="float" office:value="3.05" calcext:value-type="float" table:number-columns-spanned="1" table:number-rows-spanned="5">
            <text:p>3,05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5H00M00S" calcext:value-type="time">
            <text:p>15:00:00</text:p>
          </table:table-cell>
          <table:table-cell table:style-name="ce18" office:value-type="time" office:time-value="PT16H08M00S" calcext:value-type="time">
            <text:p>16:08:00</text:p>
          </table:table-cell>
          <table:table-cell table:style-name="ce34" table:formula="of:=([.E57] - [.D57])*24" office:value-type="float" office:value="1.13333333333333" calcext:value-type="float">
            <text:p>1,1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9M00S" calcext:value-type="time">
            <text:p>16:09:00</text:p>
          </table:table-cell>
          <table:table-cell table:style-name="ce18" office:value-type="time" office:time-value="PT16H40M00S" calcext:value-type="time">
            <text:p>16:40:00</text:p>
          </table:table-cell>
          <table:table-cell table:style-name="ce34" table:formula="of:=([.E58] - [.D58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11M00S" calcext:value-type="time">
            <text:p>17:11:00</text:p>
          </table:table-cell>
          <table:table-cell table:style-name="ce18" office:value-type="time" office:time-value="PT17H33M00S" calcext:value-type="time">
            <text:p>17:33:00</text:p>
          </table:table-cell>
          <table:table-cell table:style-name="ce34" table:formula="of:=([.E59] - [.D59])*24" office:value-type="float" office:value="0.366666666666668" calcext:value-type="float">
            <text:p>0,3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1H42M00S" calcext:value-type="time">
            <text:p>21:42:00</text:p>
          </table:table-cell>
          <table:table-cell table:style-name="ce18" office:value-type="time" office:time-value="PT22H10M00S" calcext:value-type="time">
            <text:p>22:10:00</text:p>
          </table:table-cell>
          <table:table-cell table:style-name="ce34" table:formula="of:=([.E60] - [.D60])*24" office:value-type="float" office:value="0.466666666666665" calcext:value-type="float">
            <text:p>0,4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date" office:date-value="2023-08-30" calcext:value-type="date">
            <text:p>30.08.2023</text:p>
          </table:table-cell>
          <table:table-cell table:style-name="ce12"/>
          <table:table-cell table:style-name="ce17" office:value-type="time" office:time-value="PT13H28M00S" calcext:value-type="time">
            <text:p>13:28:00</text:p>
          </table:table-cell>
          <table:table-cell table:style-name="ce17" office:value-type="time" office:time-value="PT13H59M00S" calcext:value-type="time">
            <text:p>13:59:00</text:p>
          </table:table-cell>
          <table:table-cell table:style-name="ce33" table:formula="of:=([.E61] - [.D61])*24" office:value-type="float" office:value="0.516666666666665" calcext:value-type="float">
            <text:p>0,52</text:p>
          </table:table-cell>
          <table:table-cell table:style-name="ce36" table:formula="of:=SUM([.F61:.F71])" office:value-type="float" office:value="2.38333333340706" calcext:value-type="float" table:number-columns-spanned="1" table:number-rows-spanned="11">
            <text:p>2,38</text:p>
          </table:table-cell>
          <table:covered-table-cell table:style-name="ce33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00M00S" calcext:value-type="time">
            <text:p>14:00:00</text:p>
          </table:table-cell>
          <table:table-cell table:style-name="ce18" office:value-type="time" office:time-value="PT14H06M00S" calcext:value-type="time">
            <text:p>14:06:00</text:p>
          </table:table-cell>
          <table:table-cell table:style-name="ce34" table:formula="of:=([.E62] - [.D62])*24" office:value-type="float" office:value="0.0999999999999996" calcext:value-type="float">
            <text:p>0,10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4H12M00S" calcext:value-type="time">
            <text:p>14:12:00</text:p>
          </table:table-cell>
          <table:table-cell table:style-name="ce18" office:value-type="time" office:time-value="PT14H23M00S" calcext:value-type="time">
            <text:p>14:23:00</text:p>
          </table:table-cell>
          <table:table-cell table:style-name="ce34" table:formula="of:=([.E63] - [.D63])*24" office:value-type="float" office:value="0.18333333333333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0M00S" calcext:value-type="time">
            <text:p>16:00:00</text:p>
          </table:table-cell>
          <table:table-cell table:style-name="ce18" office:value-type="time" office:time-value="PT16H03M00S" calcext:value-type="time">
            <text:p>16:03:00</text:p>
          </table:table-cell>
          <table:table-cell table:style-name="ce34" table:formula="of:=([.E64] - [.D64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6H03M00S" calcext:value-type="time">
            <text:p>16:03:00</text:p>
          </table:table-cell>
          <table:table-cell table:style-name="ce18" office:value-type="time" office:time-value="PT16H23M00S" calcext:value-type="time">
            <text:p>16:23:00</text:p>
          </table:table-cell>
          <table:table-cell table:style-name="ce34" table:formula="of:=([.E65] - [.D65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7H38M00S" calcext:value-type="time">
            <text:p>17:38:00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34" table:formula="of:=([.E66] - [.D66])*24" office:value-type="float" office:value="0.266666666666666" calcext:value-type="float">
            <text:p>0,2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37M00S" calcext:value-type="time">
            <text:p>18:37:00</text:p>
          </table:table-cell>
          <table:table-cell table:style-name="ce18" office:value-type="time" office:time-value="PT18H47M00S" calcext:value-type="time">
            <text:p>18:47:00</text:p>
          </table:table-cell>
          <table:table-cell table:style-name="ce34" table:formula="of:=([.E67] - [.D67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8H51M00S" calcext:value-type="time">
            <text:p>18:51:00</text:p>
          </table:table-cell>
          <table:table-cell table:style-name="ce18" office:value-type="time" office:time-value="PT19H01M00S" calcext:value-type="time">
            <text:p>19:01:00</text:p>
          </table:table-cell>
          <table:table-cell table:style-name="ce34" table:formula="of:=([.E68] - [.D68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9H04M00S" calcext:value-type="time">
            <text:p>19:04:00</text:p>
          </table:table-cell>
          <table:table-cell table:style-name="ce18" office:value-type="time" office:time-value="PT19H09M00S" calcext:value-type="time">
            <text:p>19:09:00</text:p>
          </table:table-cell>
          <table:table-cell table:style-name="ce34" table:formula="of:=([.E69] - [.D69])*24" office:value-type="float" office:value="0.083333333333333" calcext:value-type="float">
            <text:p>0,0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20H40M00S" calcext:value-type="time">
            <text:p>20:40:00</text:p>
          </table:table-cell>
          <table:table-cell table:style-name="ce18" office:value-type="time" office:time-value="PT21H00M00S" calcext:value-type="time">
            <text:p>21:00:00</text:p>
          </table:table-cell>
          <table:table-cell table:style-name="ce34" table:formula="of:=([.E70] - [.D70])*24" office:value-type="float" office:value="0.333333333333332" calcext:value-type="float">
            <text:p>0,3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office:value-type="time" office:time-value="PT1084055H52M59.999999888S" calcext:value-type="time">
            <text:p>23:53:00</text:p>
          </table:table-cell>
          <table:table-cell table:style-name="ce18" office:value-type="time" office:time-value="PT1084056H03M59.999999944S" calcext:value-type="time">
            <text:p>00:04:00</text:p>
          </table:table-cell>
          <table:table-cell table:style-name="ce34" table:formula="of:=([.E71] - [.D71])*24" office:value-type="float" office:value="0.183333333407063" calcext:value-type="float">
            <text:p>0,18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office:value-type="date" office:date-value="2023-08-31" calcext:value-type="date">
            <text:p>31.08.2023</text:p>
          </table:table-cell>
          <table:table-cell table:style-name="ce15" office:value-type="string" calcext:value-type="string">
            <text:p>wood-app</text:p>
          </table:table-cell>
          <table:table-cell table:style-name="ce17" office:value-type="time" office:time-value="PT12H26M00S" calcext:value-type="time">
            <text:p>12:26:00</text:p>
          </table:table-cell>
          <table:table-cell table:style-name="ce17" office:value-type="time" office:time-value="PT12H49M00S" calcext:value-type="time">
            <text:p>12:49:00</text:p>
          </table:table-cell>
          <table:table-cell table:style-name="ce33" table:formula="of:=([.E72] - [.D72])*24" office:value-type="float" office:value="0.383333333333332" calcext:value-type="float">
            <text:p>0,38</text:p>
          </table:table-cell>
          <table:table-cell table:style-name="ce36" table:formula="of:=SUM([.F72:.F84])" office:value-type="float" office:value="4.88333333333333" calcext:value-type="float" table:number-columns-spanned="1" table:number-rows-spanned="13">
            <text:p>4,88</text:p>
          </table:table-cell>
          <table:covered-table-cell table:style-name="ce33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wood-app</text:p>
          </table:table-cell>
          <table:table-cell table:style-name="ce18" office:value-type="time" office:time-value="PT12H54M00S" calcext:value-type="time">
            <text:p>12:54:00</text:p>
          </table:table-cell>
          <table:table-cell table:style-name="ce18" office:value-type="time" office:time-value="PT13H04M00S" calcext:value-type="time">
            <text:p>13:04:00</text:p>
          </table:table-cell>
          <table:table-cell table:style-name="ce34" table:formula="of:=([.E73] - [.D73])*24" office:value-type="float" office:value="0.166666666666666" calcext:value-type="float">
            <text:p>0,17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4M00S" calcext:value-type="time">
            <text:p>13:24:00</text:p>
          </table:table-cell>
          <table:table-cell table:style-name="ce18" office:value-type="time" office:time-value="PT13H26M00S" calcext:value-type="time">
            <text:p>13:26:00</text:p>
          </table:table-cell>
          <table:table-cell table:style-name="ce34" table:formula="of:=([.E74] - [.D74])*24" office:value-type="float" office:value="0.0333333333333332" calcext:value-type="float">
            <text:p>0,03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3H29M00S" calcext:value-type="time">
            <text:p>13:29:00</text:p>
          </table:table-cell>
          <table:table-cell table:style-name="ce18" office:value-type="time" office:time-value="PT13H44M00S" calcext:value-type="time">
            <text:p>13:44:00</text:p>
          </table:table-cell>
          <table:table-cell table:style-name="ce34" table:formula="of:=([.E75] - [.D75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3H59M00S" calcext:value-type="time">
            <text:p>13:59:00</text:p>
          </table:table-cell>
          <table:table-cell table:style-name="ce18" office:value-type="time" office:time-value="PT14H18M00S" calcext:value-type="time">
            <text:p>14:18:00</text:p>
          </table:table-cell>
          <table:table-cell table:style-name="ce34" table:formula="of:=([.E76] - [.D76])*24" office:value-type="float" office:value="0.316666666666668" calcext:value-type="float">
            <text:p>0,3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4H20M00S" calcext:value-type="time">
            <text:p>14:20:00</text:p>
          </table:table-cell>
          <table:table-cell table:style-name="ce18" office:value-type="time" office:time-value="PT14H33M00S" calcext:value-type="time">
            <text:p>14:33:00</text:p>
          </table:table-cell>
          <table:table-cell table:style-name="ce34" table:formula="of:=([.E77] - [.D77])*24" office:value-type="float" office:value="0.216666666666669" calcext:value-type="float">
            <text:p>0,2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5H11M00S" calcext:value-type="time">
            <text:p>15:11:00</text:p>
          </table:table-cell>
          <table:table-cell table:style-name="ce18" office:value-type="time" office:time-value="PT15H14M00S" calcext:value-type="time">
            <text:p>15:14:00</text:p>
          </table:table-cell>
          <table:table-cell table:style-name="ce34" table:formula="of:=([.E78] - [.D78])*24" office:value-type="float" office:value="0.0499999999999998" calcext:value-type="float">
            <text:p>0,05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5H17M00S" calcext:value-type="time">
            <text:p>15:17:00</text:p>
          </table:table-cell>
          <table:table-cell table:style-name="ce18" office:value-type="time" office:time-value="PT15H55M00S" calcext:value-type="time">
            <text:p>15:55:00</text:p>
          </table:table-cell>
          <table:table-cell table:style-name="ce34" table:formula="of:=([.E79] - [.D79])*24" office:value-type="float" office:value="0.633333333333334" calcext:value-type="float">
            <text:p>0,63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16M00S" calcext:value-type="time">
            <text:p>16:16:00</text:p>
          </table:table-cell>
          <table:table-cell table:style-name="ce18" office:value-type="time" office:time-value="PT16H25M00S" calcext:value-type="time">
            <text:p>16:25:00</text:p>
          </table:table-cell>
          <table:table-cell table:style-name="ce34" table:formula="of:=([.E80] - [.D80])*24" office:value-type="float" office:value="0.150000000000002" calcext:value-type="float">
            <text:p>0,1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16H28M00S" calcext:value-type="time">
            <text:p>16:28:00</text:p>
          </table:table-cell>
          <table:table-cell table:style-name="ce18" office:value-type="time" office:time-value="PT16H43M00S" calcext:value-type="time">
            <text:p>16:43:00</text:p>
          </table:table-cell>
          <table:table-cell table:style-name="ce34" table:formula="of:=([.E81] - [.D81])*24" office:value-type="float" office:value="0.249999999999999" calcext:value-type="float">
            <text:p>0,25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6H49M00S" calcext:value-type="time">
            <text:p>16:49:00</text:p>
          </table:table-cell>
          <table:table-cell table:style-name="ce18" office:value-type="time" office:time-value="PT17H38M00S" calcext:value-type="time">
            <text:p>17:38:00</text:p>
          </table:table-cell>
          <table:table-cell table:style-name="ce34" table:formula="of:=([.E82] - [.D82])*24" office:value-type="float" office:value="0.816666666666669" calcext:value-type="float">
            <text:p>0,82</text:p>
          </table:table-cell>
          <table:covered-table-cell table:number-columns-repeated="2" table:style-name="ce32"/>
          <table:table-cell table:style-name="ce49" table:number-columns-repeated="2"/>
          <table:table-cell table:style-name="ce51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command-api</text:p>
          </table:table-cell>
          <table:table-cell table:style-name="ce18" office:value-type="time" office:time-value="PT17H54M00S" calcext:value-type="time">
            <text:p>17:54:00</text:p>
          </table:table-cell>
          <table:table-cell table:style-name="ce18" office:value-type="time" office:time-value="PT18H19M00S" calcext:value-type="time">
            <text:p>18:19:00</text:p>
          </table:table-cell>
          <table:table-cell table:style-name="ce34" table:formula="of:=([.E83] - [.D83])*24" office:value-type="float" office:value="0.416666666666665" calcext:value-type="float">
            <text:p>0,42</text:p>
          </table:table-cell>
          <table:covered-table-cell table:number-columns-repeated="2" table:style-name="ce32"/>
          <table:table-cell table:number-columns-repeated="2"/>
          <table:table-cell table:style-name="ce52" table:number-columns-repeated="1012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ball-game-2</text:p>
          </table:table-cell>
          <table:table-cell table:style-name="ce18" office:value-type="time" office:time-value="PT20H49M00S" calcext:value-type="time">
            <text:p>20:49:00</text:p>
          </table:table-cell>
          <table:table-cell table:style-name="ce18" office:value-type="time" office:time-value="PT22H01M00S" calcext:value-type="time">
            <text:p>22:01:00</text:p>
          </table:table-cell>
          <table:table-cell table:style-name="ce34" table:formula="of:=([.E84] - [.D84])*24" office:value-type="float" office:value="1.2" calcext:value-type="float">
            <text:p>1,20</text:p>
          </table:table-cell>
          <table:covered-table-cell table:number-columns-repeated="2" table:style-name="ce32"/>
          <table:table-cell table:number-columns-repeated="1014"/>
        </table:table-row>
        <table:table-row table:style-name="ro1" table:number-rows-repeated="104849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3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2" table:default-cell-style-name="ce48"/>
        <table:table-column table:style-name="co7" table:number-columns-repeated="1012" table:default-cell-style-name="ce50"/>
        <table:table-row table:style-name="ro1">
          <table:table-cell table:style-name="ce3" office:value-type="string" calcext:value-type="string">
            <text:p>Nr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Project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Sum Hours</text:p>
          </table:table-cell>
          <table:table-cell table:style-name="ce32" office:value-type="string" calcext:value-type="string">
            <office:annotation draw:style-name="gr1" draw:text-style-name="P2" svg:width="2.899cm" svg:height="1.799cm" svg:x="14.983cm" svg:y="0cm" draw:caption-point-x="-0.61cm" draw:caption-point-y="0.01cm">
              <dc:date>2023-09-01T00:00:00</dc:date>
              <text:p text:style-name="P1"><text:span text:style-name="T1">Goal is 4h</text:span></text:p>
            </office:annotation>
            <text:p>Mean per month</text:p>
          </table:table-cell>
          <table:table-cell table:number-columns-repeated="101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date" office:date-value="2023-09-01" calcext:value-type="date">
            <text:p>1.09.2023</text:p>
          </table:table-cell>
          <table:table-cell table:style-name="ce15" office:value-type="string" calcext:value-type="string">
            <text:p>ball-game-2</text:p>
          </table:table-cell>
          <table:table-cell table:style-name="ce17" office:value-type="time" office:time-value="PT13H15M00S" calcext:value-type="time">
            <text:p>13:15:00</text:p>
          </table:table-cell>
          <table:table-cell table:style-name="ce17" office:value-type="time" office:time-value="PT14H10M00S" calcext:value-type="time">
            <text:p>14:10:00</text:p>
          </table:table-cell>
          <table:table-cell table:style-name="ce33" table:formula="of:=([.E2] - [.D2])*24" office:value-type="float" office:value="0.916666666666666" calcext:value-type="float">
            <text:p>0,92</text:p>
          </table:table-cell>
          <table:table-cell table:style-name="ce36" table:formula="of:=SUM([.F2:.F8])" office:value-type="float" office:value="1.65" calcext:value-type="float" table:number-columns-spanned="1" table:number-rows-spanned="7">
            <text:p>1,65</text:p>
          </table:table-cell>
          <table:table-cell table:style-name="ce37" table:formula="of:=SUM([.G2])/[.A2]" office:value-type="float" office:value="1.65" calcext:value-type="float" table:number-columns-spanned="1" table:number-rows-spanned="7">
            <text:p>1,65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54" office:value-type="string" calcext:value-type="string">
            <text:p>ball-game-2</text:p>
          </table:table-cell>
          <table:table-cell table:style-name="ce18" office:value-type="time" office:time-value="PT14H22M00S" calcext:value-type="time">
            <text:p>14:22:00</text:p>
          </table:table-cell>
          <table:table-cell table:style-name="ce18" office:value-type="time" office:time-value="PT14H35M00S" calcext:value-type="time">
            <text:p>14:35:00</text:p>
          </table:table-cell>
          <table:table-cell table:style-name="ce34" table:formula="of:=([.E3] - [.D3])*24" office:value-type="float" office:value="0.216666666666666" calcext:value-type="float">
            <text:p>0,2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/>
          <table:table-cell table:style-name="ce10" office:value-type="string" calcext:value-type="string">
            <text:p>docs</text:p>
          </table:table-cell>
          <table:table-cell table:style-name="ce55" office:value-type="time" office:time-value="PT15H15M00S" calcext:value-type="time">
            <text:p>15:15:00</text:p>
          </table:table-cell>
          <table:table-cell table:style-name="ce28" office:value-type="time" office:time-value="PT15H46M00S" calcext:value-type="time">
            <text:p>15:46:00</text:p>
          </table:table-cell>
          <table:table-cell table:style-name="ce34" table:formula="of:=([.E4] - [.D4])*24" office:value-type="float" office:value="0.516666666666668" calcext:value-type="float">
            <text:p>0,52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table:number-columns-repeated="2"/>
          <table:table-cell table:style-name="ce32"/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/>
          <table:table-cell table:style-name="ce18"/>
          <table:table-cell table:style-name="ce32"/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9" table:number-columns-repeated="2"/>
          <table:table-cell table:style-name="ce32"/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3"/>
          <table:table-cell table:style-name="ce10" table:number-columns-repeated="2"/>
          <table:table-cell table:style-name="ce18" table:number-columns-repeated="2"/>
          <table:table-cell table:style-name="ce32"/>
          <table:covered-table-cell table:number-columns-repeated="2" table:style-name="ce32"/>
          <table:table-cell table:number-columns-repeated="1014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.00.0000</text:date>, <text:time style:data-style-name="N2" text:time-value="15:21:25.4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1T15:47:41.056000000</dc:date>
    <meta:editing-duration>P4DT15M44S</meta:editing-duration>
    <meta:editing-cycles>250</meta:editing-cycles>
    <meta:generator>LibreOffice/7.3.2.2$Windows_X86_64 LibreOffice_project/49f2b1bff42cfccbd8f788c8dc32c1c309559be0</meta:generator>
    <meta:document-statistic meta:table-count="2" meta:cell-count="340" meta:object-count="0"/>
  </office:meta>
</office:document-meta>
</file>